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2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1"/>
          </table:table-cell>
          <table:table-cell table:style-name="Tabella3.D1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8" office:value-type="string">
            <text:p text:style-name="P4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7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87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9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9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0"/>
          </table:table-cell>
          <table:covered-table-cell/>
          <table:table-cell table:style-name="Tabella2.D2" office:value-type="string">
            <text:p text:style-name="P70"/>
          </table:table-cell>
          <table:table-cell table:style-name="Tabella2.G6" table:number-columns-spanned="3" office:value-type="string">
            <text:p text:style-name="P68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1"/>
          </table:table-cell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4-20T13:44:18.900996476</dc:date>
    <meta:editing-duration>P7DT10H42M10S</meta:editing-duration>
    <meta:editing-cycles>1087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52" meta:character-count="5904" meta:non-whitespace-character-count="5536"/>
    <meta:user-defined meta:name="Info 1"/>
    <meta:user-defined meta:name="Info 2"/>
    <meta:user-defined meta:name="Info 3"/>
    <meta:user-defined meta:name="Info 4"/>
  </office:meta>
</office:document-meta>
</file>